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2" style:family="paragraph" style:parent-style-name="Standard" style:list-style-name="L1">
      <style:paragraph-properties fo:margin-top="0in" fo:margin-bottom="0in" style:contextual-spacing="false" style:writing-mode="lr-tb"/>
      <style:text-properties officeooo:paragraph-rsid="000c8348"/>
    </style:style>
    <style:style style:name="P3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c8348"/>
    </style:style>
    <style:style style:name="P4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e4f39"/>
    </style:style>
    <style:style style:name="T1" style:family="text">
      <style:text-properties officeooo:rsid="000c83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4032097959" text:style-name="L1">
        <text:list-item>
          <text:p text:style-name="P3">TAE Feedback.</text:p>
          <text:list>
            <text:list-item>
              <text:p text:style-name="P3">Paragraphs as mini essays, whith their own structures. </text:p>
              <text:list>
                <text:list-item>
                  <text:p text:style-name="P3">Begin with a clear and specific argument, or statement of analisis.</text:p>
                </text:list-item>
                <text:list-item>
                  <text:p text:style-name="P3">1-2 sentence topic sentence. </text:p>
                </text:list-item>
                <text:list-item>
                  <text:p text:style-name="P3">Close reading of the text.</text:p>
                  <text:list>
                    <text:list-item>
                      <text:p text:style-name="P3">Answer how and why of the argument.</text:p>
                    </text:list-item>
                  </text:list>
                </text:list-item>
              </text:list>
            </text:list-item>
            <text:list-item>
              <text:p text:style-name="P2"><text:span text:style-name="T1">Reread assignment while revising.</text:span></text:p>
            </text:list-item>
          </text:list>
        </text:list-item>
        <text:list-item>
          <text:p text:style-name="P3">Rough Draft Feedback.</text:p>
          <text:list>
            <text:list-item>
              <text:p text:style-name="P3">MLA format.</text:p>
              <text:list>
                <text:list-item>
                  <text:p text:style-name="P3">page numbers.</text:p>
                </text:list-item>
                <text:list-item>
                  <text:p text:style-name="P3">works cited.</text:p>
                </text:list-item>
              </text:list>
            </text:list-item>
            <text:list-item>
              <text:p text:style-name="P3">Title is long.</text:p>
            </text:list-item>
            <text:list-item>
              <text:p text:style-name="P3">Quotes.</text:p>
              <text:list>
                <text:list-item>
                  <text:p text:style-name="P3">One from each author per paragraph.</text:p>
                </text:list-item>
              </text:list>
            </text:list-item>
            <text:list-item>
              <text:p text:style-name="P3">Introduction Paragraph.</text:p>
              <text:list>
                <text:list-item>
                  <text:p text:style-name="P3">Colby suggests that “modern people” is not specific enough.</text:p>
                </text:list-item>
                <text:list-item>
                  <text:p text:style-name="P3">Thesis statement is very long. Two sentences could be clearer.</text:p>
                </text:list-item>
                <text:list-item>
                  <text:p text:style-name="P3">Introduce authors in the introduction.</text:p>
                </text:list-item>
              </text:list>
            </text:list-item>
            <text:list-item>
              <text:p text:style-name="P3">First Body.</text:p>
              <text:list>
                <text:list-item>
                  <text:p text:style-name="P3">Strong but long. might be clearer in two. Also needs more quotes.</text:p>
                </text:list-item>
              </text:list>
            </text:list-item>
            <text:list-item>
              <text:p text:style-name="P3">Second Body.</text:p>
              <text:list>
                <text:list-item>
                  <text:p text:style-name="P4">“Furthermore” as a transition isnt working. Just use a different connecting word.</text:p>
                </text:list-item>
                <text:list-item>
                  <text:p text:style-name="P4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0:54:28.458299747</meta:creation-date>
    <dc:date>2023-02-13T11:13:38.628425522</dc:date>
    <meta:editing-duration>P1DT14H19M16S</meta:editing-duration>
    <meta:editing-cycles>2</meta:editing-cycles>
    <meta:generator>LibreOffice/7.4.3.2$Linux_X86_64 LibreOffice_project/40$Build-2</meta:generator>
    <meta:document-statistic meta:table-count="0" meta:image-count="0" meta:object-count="0" meta:page-count="1" meta:paragraph-count="23" meta:word-count="137" meta:character-count="769" meta:non-whitespace-character-count="674"/>
  </office:meta>
</office:document-meta>
</file>